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.4cm" fo:min-width="0.15cm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cm" svg:height="1.5cm" svg:x="0.5cm" svg:y="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249cm" svg:height="0.249cm" svg:x="1.751cm" svg:y="0.5cm">
          <text:p text:style-name="P4"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249cm" svg:height="0.249cm" draw:transform="rotate (-3.14159265358979) translate (0.749cm 3cm)">
          <text:p text:style-name="P4"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7T09:51:37.053000000</dc:date>
    <meta:editing-duration>PT42M29S</meta:editing-duration>
    <meta:editing-cycles>4</meta:editing-cycles>
    <meta:generator>LibreOffice/7.6.4.1$Windows_X86_64 LibreOffice_project/e19e193f88cd6c0525a17fb7a176ed8e6a3e2aa1</meta:generator>
    <meta:document-statistic meta:object-count="5"/>
  </office:meta>
</office:document-meta>
</file>